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4992in"/>
    </style:style>
    <style:style style:name="co2" style:family="table-column">
      <style:table-column-properties fo:break-before="auto" style:column-width="1.4492in"/>
    </style:style>
    <style:style style:name="co3" style:family="table-column">
      <style:table-column-properties fo:break-before="auto" style:column-width="0.6583in"/>
    </style:style>
    <style:style style:name="co4" style:family="table-column">
      <style:table-column-properties fo:break-before="auto" style:column-width="0.352in"/>
    </style:style>
    <style:style style:name="co5" style:family="table-column">
      <style:table-column-properties fo:break-before="auto" style:column-width="1.0165in"/>
    </style:style>
    <style:style style:name="co6" style:family="table-column">
      <style:table-column-properties fo:break-before="auto" style:column-width="1.0382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53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fo:font-style="italic"/>
    </style:style>
    <style:style style:name="ce3" style:family="table-cell" style:parent-style-name="Default">
      <style:table-cell-properties fo:wrap-option="wrap"/>
      <style:text-properties fo:font-style="normal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fo:font-style="italic" fo:font-weight="bold"/>
    </style:style>
    <style:style style:name="ce7" style:family="table-cell" style:parent-style-name="Default">
      <style:text-properties fo:font-style="normal" fo:font-weight="bold"/>
    </style:style>
    <style:style style:name="ce8" style:family="table-cell" style:parent-style-name="Default">
      <style:table-cell-properties fo:background-color="transparent"/>
      <style:text-properties fo:font-weight="bold"/>
    </style:style>
    <style:style style:name="ce9" style:family="table-cell" style:parent-style-name="Default">
      <style:table-cell-properties fo:background-color="transparent"/>
    </style:style>
    <style:style style:name="T1" style:family="text">
      <style:text-properties fo:font-style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47" table:default-cell-style-name="Default"/>
        <table:table-row table:style-name="ro1">
          <table:table-cell/>
          <table:table-cell office:value-type="string">
            <text:p>Creature</text:p>
          </table:table-cell>
          <table:table-cell office:value-type="string">
            <text:p>spell-like</text:p>
          </table:table-cell>
          <table:table-cell office:value-type="string">
            <text:p>feat</text:p>
          </table:table-cell>
          <table:table-cell office:value-type="string">
            <text:p>racial ability</text:p>
          </table:table-cell>
          <table:table-cell office:value-type="string">
            <text:p>pc class ability</text:p>
          </table:table-cell>
          <table:table-cell office:value-type="string">
            <text:p>ability complex</text:p>
          </table:table-cell>
          <table:table-cell office:value-type="string">
            <text:p>noise</text:p>
          </table:table-cell>
          <table:table-cell office:value-type="string">
            <text:p>psionic ability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damage reduction</text:p>
          </table:table-cell>
          <table:table-cell table:number-columns-repeated="255"/>
        </table:table-row>
        <table:table-row table:style-name="ro2">
          <table:table-cell office:value-type="string">
            <text:p>regeneration</text:p>
          </table:table-cell>
          <table:table-cell table:number-columns-repeated="255"/>
        </table:table-row>
        <table:table-row table:style-name="ro2">
          <table:table-cell office:value-type="string">
            <text:p>fast healing</text:p>
          </table:table-cell>
          <table:table-cell table:number-columns-repeated="255"/>
        </table:table-row>
        <table:table-row table:style-name="ro2">
          <table:table-cell office:value-type="string">
            <text:p>family</text:p>
          </table:table-cell>
          <table:table-cell table:number-columns-repeated="255"/>
        </table:table-row>
        <table:table-row table:style-name="ro2">
          <table:table-cell office:value-type="string">
            <text:p>immunity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office:value-type="string">
            <text:p>vulnerability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office:value-type="string">
            <text:p>resistan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office:value-type="string">
            <text:p>darkvision</text:p>
          </table:table-cell>
          <table:table-cell office:value-type="string">
            <text:p>monstrous centiped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blindsense</text:p>
          </table:table-cell>
          <table:table-cell office:value-type="string">
            <text:p>sha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blindsight</text:p>
          </table:table-cell>
          <table:table-cell office:value-type="string">
            <text:p>wha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telepathy</text:p>
          </table:table-cell>
          <table:table-cell office:value-type="string">
            <text:p>nightshad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tremorsense</text:p>
          </table:table-cell>
          <table:table-cell office:value-type="string">
            <text:p>monstrous scorp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low-light vision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all-around vision</text:p>
          </table:table-cell>
          <table:table-cell office:value-type="string">
            <text:p>xor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ee in darkness</text:p>
          </table:table-cell>
          <table:table-cell office:value-type="string">
            <text:p>devils</text:p>
          </table:table-cell>
          <table:table-cell table:number-columns-repeated="254"/>
        </table:table-row>
        <table:table-row table:style-name="ro2">
          <table:table-cell office:value-type="string">
            <text:p>scent</text:p>
          </table:table-cell>
          <table:table-cell office:value-type="string">
            <text:p>hydra</text:p>
          </table:table-cell>
          <table:table-cell table:number-columns-repeated="254"/>
        </table:table-row>
        <table:table-row table:style-name="ro2">
          <table:table-cell office:value-type="string">
            <text:p>keen sense (gnome)</text:p>
          </table:table-cell>
          <table:table-cell office:value-type="string">
            <text:p>gnome paragon</text:p>
          </table:table-cell>
          <table:table-cell table:number-columns-repeated="254"/>
        </table:table-row>
        <table:table-row table:style-name="ro2">
          <table:table-cell office:value-type="string">
            <text:p>keen sense (dragon)</text:p>
          </table:table-cell>
          <table:table-cell office:value-type="string">
            <text:p>dragon</text:p>
          </table:table-cell>
          <table:table-cell table:number-columns-repeated="254"/>
        </table:table-row>
        <table:table-row table:style-name="ro2">
          <table:table-cell office:value-type="string">
            <text:p>alternate form</text:p>
          </table:table-cell>
          <table:table-cell office:value-type="string">
            <text:p>?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icewalking</text:p>
          </table:table-cell>
          <table:table-cell office:value-type="string">
            <text:p>white dragon</text:p>
          </table:table-cell>
          <table:table-cell table:number-columns-repeated="254"/>
        </table:table-row>
        <table:table-row table:style-name="ro2">
          <table:table-cell office:value-type="string">
            <text:p>cloudwalking</text:p>
          </table:table-cell>
          <table:table-cell office:value-type="string">
            <text:p>silver dragon</text:p>
          </table:table-cell>
          <table:table-cell table:number-columns-repeated="254"/>
        </table:table-row>
        <table:table-row table:style-name="ro2">
          <table:table-cell office:value-type="string">
            <text:p>spells</text:p>
          </table:table-cell>
          <table:table-cell table:number-columns-repeated="4"/>
          <table:table-cell table:number-columns-repeated="2" office:value-type="string">
            <text:p>x</text:p>
          </table:table-cell>
          <table:table-cell table:number-columns-repeated="249"/>
        </table:table-row>
        <table:table-row table:style-name="ro2">
          <table:table-cell table:style-name="ce2" office:value-type="string">
            <text:p>aura</text:p>
          </table:table-cell>
          <table:table-cell table:style-name="ce6"/>
          <table:table-cell table:number-columns-repeated="254"/>
        </table:table-row>
        <table:table-row table:style-name="ro2">
          <table:table-cell table:style-name="ce3" office:value-type="string">
            <text:p>empathy (psionic)</text:p>
          </table:table-cell>
          <table:table-cell table:style-name="ce6"/>
          <table:table-cell table:number-columns-repeated="6"/>
          <table:table-cell office:value-type="string">
            <text:p>x</text:p>
          </table:table-cell>
          <table:table-cell table:number-columns-repeated="247"/>
        </table:table-row>
        <table:table-row table:style-name="ro2">
          <table:table-cell office:value-type="string">
            <text:p>(wild) empathy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spell-like</text:p>
          </table:table-cell>
          <table:table-cell table:style-name="ce6"/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4"/>
        </table:table-row>
        <table:table-row table:style-name="ro2">
          <table:table-cell table:style-name="ce3" office:value-type="string">
            <text:p>alacrity</text:p>
          </table:table-cell>
          <table:table-cell table:style-name="ce7" office:value-type="string">
            <text:p>mithral gol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alter shape</text:p>
          </table:table-cell>
          <table:table-cell table:style-name="ce7" office:value-type="string">
            <text:p>prote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amorphous physiology</text:p>
          </table:table-cell>
          <table:table-cell table:style-name="ce7" office:value-type="string">
            <text:p>brain collec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assume likeness</text:p>
          </table:table-cell>
          <table:table-cell table:style-name="ce7" office:value-type="string">
            <text:p>unbodi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barbed defense</text:p>
          </table:table-cell>
          <table:table-cell table:style-name="ce7" office:value-type="string">
            <text:p>barbed devi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burst (xeph)</text:p>
          </table:table-cell>
          <table:table-cell table:style-name="ce7" office:value-type="string">
            <text:p><text:span text:style-name="T1">xeph</text:span>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table:style-name="ce4" office:value-type="string">
            <text:p>camouflage</text:p>
          </table:table-cell>
          <table:table-cell table:style-name="ce8" office:value-type="string">
            <text:p>assassin vine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51"/>
        </table:table-row>
        <table:table-row table:style-name="ro2">
          <table:table-cell office:value-type="string">
            <text:p>charm reptiles</text:p>
          </table:table-cell>
          <table:table-cell office:value-type="string">
            <text:p>?? tru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dark blessing</text:p>
          </table:table-cell>
          <table:table-cell office:value-type="string">
            <text:p>blackgu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death throes</text:p>
          </table:table-cell>
          <table:table-cell office:value-type="string">
            <text:p>bal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discorporate</text:p>
          </table:table-cell>
          <table:table-cell office:value-type="string">
            <text:p>worm that walk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electricity sense</text:p>
          </table:table-cell>
          <table:table-cell office:value-type="string">
            <text:p>shocker liz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elemental endurance</text:p>
          </table:table-cell>
          <table:table-cell office:value-type="string">
            <text:p>jan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evasion</text:p>
          </table:table-cell>
          <table:table-cell office:value-type="string">
            <text:p>eagle, gian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favored enemy &lt;what&gt; +x</text:p>
          </table:table-cell>
          <table:table-cell office:value-type="string">
            <text:p>slayer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fiery hardness</text:p>
          </table:table-cell>
          <table:table-cell office:value-type="string">
            <text:p>lavawigh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find master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freeze</text:p>
          </table:table-cell>
          <table:table-cell office:value-type="string">
            <text:p>gargoy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freshwater sensitivity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giant's stature</text:p>
          </table:table-cell>
          <table:table-cell office:value-type="string">
            <text:p>?? half-giant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guard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unguarded thoughts</text:p>
          </table:table-cell>
          <table:table-cell office:value-type="string">
            <text:p>??</text:p>
          </table:table-cell>
          <table:table-cell table:number-columns-repeated="254"/>
        </table:table-row>
        <table:table-row table:style-name="ro2">
          <table:table-cell office:value-type="string">
            <text:p>half damage from slashing and piercing</text:p>
          </table:table-cell>
          <table:table-cell table:number-columns-repeated="255"/>
        </table:table-row>
        <table:table-row table:style-name="ro2">
          <table:table-cell office:value-type="string">
            <text:p>hardness</text:p>
          </table:table-cell>
          <table:table-cell office:value-type="string">
            <text:p>animated obje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heat</text:p>
          </table:table-cell>
          <table:table-cell office:value-type="string">
            <text:p>salamand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host protection</text:p>
          </table:table-cell>
          <table:table-cell office:value-type="string">
            <text:p>puppete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improved tracking</text:p>
          </table:table-cell>
          <table:table-cell office:value-type="string">
            <text:p>invisible stal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ink cloud</text:p>
          </table:table-cell>
          <table:table-cell office:value-type="string">
            <text:p>octop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invisible in light</text:p>
          </table:table-cell>
          <table:table-cell office:value-type="string">
            <text:p>hellca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lifesense 60'</text:p>
          </table:table-cell>
          <table:table-cell office:value-type="string">
            <text:p>wrai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light blindness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manifest maw</text:p>
          </table:table-cell>
          <table:table-cell office:value-type="string">
            <text:p>brain collecto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melt weapons</text:p>
          </table:table-cell>
          <table:table-cell office:value-type="string">
            <text:p>remorhaz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mimic shape</text:p>
          </table:table-cell>
          <table:table-cell office:value-type="string">
            <text:p>mimic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misty breath</text:p>
          </table:table-cell>
          <table:table-cell office:value-type="string">
            <text:p>hoary hunt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natural cunning</text:p>
          </table:table-cell>
          <table:table-cell office:value-type="string">
            <text:p>minotau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negative energy affinity</text:p>
          </table:table-cell>
          <table:table-cell office:value-type="string">
            <text:p>coloss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null time field</text:p>
          </table:table-cell>
          <table:table-cell office:value-type="string">
            <text:p>phan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oozelike immuniti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office:value-type="string">
            <text:p>opportunist</text:p>
          </table:table-cell>
          <table:table-cell office:value-type="string">
            <text:p>gloo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paladin abiliti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office:value-type="string">
            <text:p>phylactery transference</text:p>
          </table:table-cell>
          <table:table-cell office:value-type="string">
            <text:p>demilic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planar travel</text:p>
          </table:table-cell>
          <table:table-cell office:value-type="string">
            <text:p>??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planewalk</text:p>
          </table:table-cell>
          <table:table-cell office:value-type="string">
            <text:p>xil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poison use</text:p>
          </table:table-cell>
          <table:table-cell office:value-type="string">
            <text:p>derro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power conversion</text:p>
          </table:table-cell>
          <table:table-cell office:value-type="string">
            <text:p>brain mo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prismatic blur</text:p>
          </table:table-cell>
          <table:table-cell office:value-type="string">
            <text:p>prismasaur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protection from sonics</text:p>
          </table:table-cell>
          <table:table-cell office:value-type="string">
            <text:p>destrach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protective slime</text:p>
          </table:table-cell>
          <table:table-cell office:value-type="string">
            <text:p>babau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3">
          <table:table-cell office:value-type="string">
            <text:p>psicrystal granted abilities (improved evasion, personality, self-propulsion, share powers, sighted, telepathic link)</text:p>
          </table:table-cell>
          <table:table-cell table:style-name="Default"/>
          <table:table-cell table:number-columns-repeated="4"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office:value-type="string">
            <text:p>quickness</text:p>
          </table:table-cell>
          <table:table-cell office:value-type="string">
            <text:p>cho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quiescence</text:p>
          </table:table-cell>
          <table:table-cell office:value-type="string">
            <text:p>gloo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rebuke/command undead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resilienc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7"/>
        </table:table-row>
        <table:table-row table:style-name="ro2">
          <table:table-cell office:value-type="string">
            <text:p>resilient</text:p>
          </table:table-cell>
          <table:table-cell office:value-type="string">
            <text:p>phas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resistance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office:value-type="string">
            <text:p>resistance to charm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2">
          <table:table-cell office:value-type="string">
            <text:p>rustproof</text:p>
          </table:table-cell>
          <table:table-cell office:value-type="string">
            <text:p>colossus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afekeeping</text:p>
          </table:table-cell>
          <table:table-cell office:value-type="string">
            <text:p>living vaul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hadow blend</text:p>
          </table:table-cell>
          <table:table-cell table:style-name="ce6" office:value-type="string">
            <text:p>illusionis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shadow shift</text:p>
          </table:table-cell>
          <table:table-cell office:value-type="string">
            <text:p>cloa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moke form</text:p>
          </table:table-cell>
          <table:table-cell office:value-type="string">
            <text:p>bel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peak with sharks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pell deflection</text:p>
          </table:table-cell>
          <table:table-cell office:value-type="string">
            <text:p>devour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pell storing</text:p>
          </table:table-cell>
          <table:table-cell office:value-type="string">
            <text:p>shield guard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print</text:p>
          </table:table-cell>
          <table:table-cell office:value-type="string">
            <text:p>cheeta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ticky</text:p>
          </table:table-cell>
          <table:table-cell office:value-type="string">
            <text:p>mu sp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ummon djinni</text:p>
          </table:table-cell>
          <table:table-cell office:value-type="string">
            <text:p>brass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ummon familiar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sunlight powerlessness</text:p>
          </table:table-cell>
          <table:table-cell office:value-type="string">
            <text:p>spect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uperior two-weapon fighting</text:p>
          </table:table-cell>
          <table:table-cell office:value-type="string">
            <text:p>ettin</text:p>
          </table:table-cell>
          <table:table-cell table:number-columns-repeated="2"/>
          <table:table-cell office:value-type="string">
            <text:p>x?</text:p>
          </table:table-cell>
          <table:table-cell office:value-type="string">
            <text:p>?</text:p>
          </table:table-cell>
          <table:table-cell table:number-columns-repeated="250"/>
        </table:table-row>
        <table:table-row table:style-name="ro2">
          <table:table-cell office:value-type="string">
            <text:p>time regression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247"/>
        </table:table-row>
        <table:table-row table:style-name="ro2">
          <table:table-cell office:value-type="string">
            <text:p>trap sense +1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tree dependent</text:p>
          </table:table-cell>
          <table:table-cell office:value-type="string">
            <text:p>drya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unearthly grace</text:p>
          </table:table-cell>
          <table:table-cell office:value-type="string">
            <text:p>nymp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water dependent</text:p>
          </table:table-cell>
          <table:table-cell office:value-type="string">
            <text:p>sahuagi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hive mind</text:p>
          </table:table-cell>
          <table:table-cell office:value-type="string">
            <text:p>formi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amorphous</text:p>
          </table:table-cell>
          <table:table-cell office:value-type="string">
            <text:p>gibbering mouth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change shape</text:p>
          </table:table-cell>
          <table:table-cell office:value-type="string">
            <text:p>astral deva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daylight powerlessness</text:p>
          </table:table-cell>
          <table:table-cell office:value-type="string">
            <text:p>wrai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lay on hands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light sensitivity</text:p>
          </table:table-cell>
          <table:table-cell office:value-type="string">
            <text:p>duerga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natural invisibility</text:p>
          </table:table-cell>
          <table:table-cell office:value-type="string">
            <text:p>invisible stalk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oversized weapon</text:p>
          </table:table-cell>
          <table:table-cell office:value-type="string">
            <text:p>tita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transparent</text:p>
          </table:table-cell>
          <table:table-cell office:value-type="string">
            <text:p>gelatinous cub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uncanny dodg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aversion to daylight</text:p>
          </table:table-cell>
          <table:table-cell office:value-type="string">
            <text:p>nightshad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hold breath</text:p>
          </table:table-cell>
          <table:table-cell office:value-type="string">
            <text:p>whal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<text:s/>(2, u'One ability from Menu A'),</text:p>
          </table:table-cell>
          <table:table-cell office:value-type="string">
            <text:p>astral construct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office:value-type="string">
            <text:p><text:s/>(2, u'One ability from Menu C'),</text:p>
          </table:table-cell>
          <table:table-cell office:value-type="string">
            <text:p>astral construct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office:value-type="string">
            <text:p><text:s/>(3, u'One ability from Menu B'),</text:p>
          </table:table-cell>
          <table:table-cell office:value-type="string">
            <text:p>astral construct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office:value-type="string">
            <text:p>keen scent</text:p>
          </table:table-cell>
          <table:table-cell office:value-type="string">
            <text:p>shar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mucus cloud</text:p>
          </table:table-cell>
          <table:table-cell office:value-type="string">
            <text:p>aboleth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plit</text:p>
          </table:table-cell>
          <table:table-cell office:value-type="string">
            <text:p>black puddi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deflecting force</text:p>
          </table:table-cell>
          <table:table-cell office:value-type="string">
            <text:p>forc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flight</text:p>
          </table:table-cell>
          <table:table-cell office:value-type="string">
            <text:p>yeth houn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amphibious</text:p>
          </table:table-cell>
          <table:table-cell office:value-type="string">
            <text:p>merfolk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detect gems</text:p>
          </table:table-cell>
          <table:table-cell office:value-type="string">
            <text:p>gold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freezing fog</text:p>
          </table:table-cell>
          <table:table-cell office:value-type="string">
            <text:p>whit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table:number-columns-repeated="2" office:value-type="string">
            <text:p>j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ferocity</text:p>
          </table:table-cell>
          <table:table-cell office:value-type="string">
            <text:p>dire wereboa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immunities</text:p>
          </table:table-cell>
          <table:table-cell table:number-columns-repeated="5"/>
          <table:table-cell office:value-type="string">
            <text:p>x</text:p>
          </table:table-cell>
          <table:table-cell table:number-columns-repeated="249"/>
        </table:table-row>
        <table:table-row table:style-name="ro2">
          <table:table-cell office:value-type="string">
            <text:p>corrupt water</text:p>
          </table:table-cell>
          <table:table-cell office:value-type="string">
            <text:p>black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luck bonus</text:p>
          </table:table-cell>
          <table:table-cell office:value-type="string">
            <text:p>gold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+2 turn resistance</text:p>
          </table:table-cell>
          <table:table-cell table:number-columns-repeated="255"/>
        </table:table-row>
        <table:table-row table:style-name="ro2">
          <table:table-cell office:value-type="string">
            <text:p>single actions only</text:p>
          </table:table-cell>
          <table:table-cell table:number-columns-repeated="255"/>
        </table:table-row>
        <table:table-row table:style-name="ro2">
          <table:table-cell office:value-type="string">
            <text:p>rock catching</text:p>
          </table:table-cell>
          <table:table-cell office:value-type="string">
            <text:p>hill gian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earth glide</text:p>
          </table:table-cell>
          <table:table-cell office:value-type="string">
            <text:p>xor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2">
          <table:table-cell office:value-type="string">
            <text:p>sound imitation</text:p>
          </table:table-cell>
          <table:table-cell office:value-type="string">
            <text:p>blue drag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51"/>
        </table:table-row>
        <table:table-row table:style-name="ro1" table:number-rows-repeated="653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9">07/29/2007</text:date>, <text:time>23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7-22T21:39:14</meta:creation-date>
    <dc:date>2007-07-29T23:18:47</dc:date>
    <dc:language>en-US</dc:language>
    <meta:editing-cycles>22</meta:editing-cycles>
    <meta:editing-duration>PT5H22M2S</meta:editing-duration>
    <meta:user-defined meta:name="Info 1"/>
    <meta:user-defined meta:name="Info 2"/>
    <meta:user-defined meta:name="Info 3"/>
    <meta:user-defined meta:name="Info 4"/>
    <meta:document-statistic meta:table-count="3" meta:cell-count="372"/>
  </office:meta>
</office:document-meta>
</file>